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D0000002D9583B527EAE50141.png" manifest:media-type="image/png"/>
  <manifest:file-entry manifest:full-path="Pictures/100002010000002800000028C11FC2C04B4489C4.png" manifest:media-type="image/png"/>
  <manifest:file-entry manifest:full-path="Pictures/100002010000002700000028D7A549654E04735B.png" manifest:media-type="image/png"/>
  <manifest:file-entry manifest:full-path="Pictures/100002010000002A0000002A81E82F5E756894B7.png" manifest:media-type="image/png"/>
  <manifest:file-entry manifest:full-path="Pictures/100002010000002B0000002B84C311A34CDB1BBD.png" manifest:media-type="image/png"/>
  <manifest:file-entry manifest:full-path="Pictures/100002010000002E0000002D00B7E682D9C1FD4F.png" manifest:media-type="image/png"/>
  <manifest:file-entry manifest:full-path="Pictures/100002010000002B0000002B2625A986EEDD1A1D.png" manifest:media-type="image/png"/>
  <manifest:file-entry manifest:full-path="Pictures/100002010000002C0000002C4E04673ABC86BF23.png" manifest:media-type="image/png"/>
  <manifest:file-entry manifest:full-path="Pictures/100002010000002D0000002D747A10F6F3282819.png" manifest:media-type="image/png"/>
  <manifest:file-entry manifest:full-path="Pictures/10000201000000290000002992A5F9F450A8C9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5f5f5" draw:textarea-horizontal-align="justify" draw:textarea-vertical-align="middle" draw:auto-grow-height="false" fo:min-height="16.006cm" fo:min-width="1.786cm"/>
    </style:style>
    <style:style style:name="gr2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1.786cm"/>
    </style:style>
    <style:style style:name="gr4" style:family="graphic" style:parent-style-name="standard">
      <style:graphic-properties draw:stroke="none" svg:stroke-color="#000000" draw:fill="none" draw:fill-color="#ffffff" fo:min-height="1.03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488cm"/>
    </style:style>
    <style:style style:name="gr7" style:family="graphic" style:parent-style-name="standard">
      <style:graphic-properties draw:stroke="none" svg:stroke-color="#000000" draw:fill="none" draw:fill-color="#ffffff" fo:min-height="0.975cm"/>
    </style:style>
    <style:style style:name="gr8" style:family="graphic" style:parent-style-name="standard">
      <style:graphic-properties draw:stroke="none" svg:stroke-color="#000000" draw:fill="none" draw:fill-color="#ffffff" fo:min-height="1.6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dash" draw:stroke-dash="Line_20_Style_20_1" svg:stroke-color="#999999" draw:fill="solid" draw:fill-color="#eeeeee" draw:textarea-horizontal-align="justify" draw:textarea-vertical-align="middle" draw:auto-grow-height="false" fo:min-height="0.766cm" fo:min-width="0.516cm"/>
    </style:style>
    <style:style style:name="gr11" style:family="graphic" style:parent-style-name="standard">
      <style:graphic-properties svg:stroke-color="#000000" draw:fill-color="#1c1c1c" draw:textarea-horizontal-align="justify" draw:textarea-vertical-align="middle" draw:auto-grow-height="false" fo:min-height="1.401cm" fo:min-width="1.151cm"/>
    </style:style>
    <style:style style:name="gr12" style:family="graphic" style:parent-style-name="standard">
      <style:graphic-properties svg:stroke-color="#000000" draw:fill-color="#1c1c1c" draw:textarea-horizontal-align="justify" draw:textarea-vertical-align="middle" draw:auto-grow-height="false" fo:min-height="0.016cm" fo:min-width="0cm"/>
    </style:style>
    <style:style style:name="gr13" style:family="graphic" style:parent-style-name="standard">
      <style:graphic-properties svg:stroke-color="#000000" draw:fill-color="#1c1c1c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5f5f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font-name="Impact" fo:font-size="2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 Narrow"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style:font-name="Segoe UI" fo:font-size="12pt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Impact" fo:font-size="18pt" fo:font-style="italic" style:font-size-asian="18pt" style:font-size-complex="18pt"/>
    </style:style>
    <style:style style:name="P11" style:family="paragraph">
      <loext:graphic-properties draw:fill="solid" draw:fill-color="#eeeeee"/>
      <style:paragraph-properties fo:text-align="center"/>
      <style:text-properties style:font-name="Arial Narrow"/>
    </style:style>
    <style:style style:name="P12" style:family="paragraph">
      <loext:graphic-properties draw:fill="solid" draw:fill-color="#eeeeee"/>
      <style:paragraph-properties fo:text-align="center"/>
      <style:text-properties style:font-name="Impact1" fo:font-style="italic" style:font-style-asian="italic" style:font-style-complex="italic"/>
    </style:style>
    <style:style style:name="P13" style:family="paragraph">
      <loext:graphic-properties draw:fill-color="#1c1c1c"/>
      <style:paragraph-properties fo:text-align="center"/>
    </style:style>
    <style:style style:name="T1" style:family="text">
      <style:text-properties style:font-name="Impact" fo:font-size="24pt" style:font-size-asian="18pt" style:font-size-complex="18pt"/>
    </style:style>
    <style:style style:name="T2" style:family="text">
      <style:text-properties style:font-name="Arial Narrow" fo:font-size="12pt" style:font-size-asian="18pt" style:font-size-complex="18pt"/>
    </style:style>
    <style:style style:name="T3" style:family="text">
      <style:text-properties style:font-name="Segoe UI" fo:font-size="12pt" style:font-size-asian="18pt" style:font-size-complex="18pt"/>
    </style:style>
    <style:style style:name="T4" style:family="text">
      <style:text-properties style:font-name="Impact" fo:font-size="18pt" fo:font-style="italic" style:font-size-asian="18pt" style:font-size-complex="18pt"/>
    </style:style>
    <style:style style:name="T5" style:family="text">
      <style:text-properties style:font-name="Arial Narrow"/>
    </style:style>
    <style:style style:name="T6" style:family="text">
      <style:text-properties style:font-name="Impact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6.256cm" svg:x="3.667cm" svg:y="6.08cm">
          <text:p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2.286cm" svg:height="1.016cm" draw:transform="rotate (-3.14159265358979) translate (5.953cm 22.336cm)">
          <text:p/>
        </draw:rect>
        <draw:rect draw:style-name="gr2" draw:text-style-name="P2" draw:layer="layout" svg:width="2.286cm" svg:height="1.016cm" draw:transform="rotate (-3.14159265358979) translate (5.953cm 21.32cm)">
          <text:p/>
        </draw:rect>
        <draw:rect draw:style-name="gr2" draw:text-style-name="P2" draw:layer="layout" svg:width="2.286cm" svg:height="1.016cm" draw:transform="rotate (-3.14159265358979) translate (5.953cm 20.304cm)">
          <text:p/>
        </draw:rect>
        <draw:rect draw:style-name="gr2" draw:text-style-name="P2" draw:layer="layout" svg:width="2.286cm" svg:height="1.016cm" draw:transform="rotate (-3.14159265358979) translate (5.953cm 19.288cm)">
          <text:p/>
        </draw:rect>
        <draw:rect draw:style-name="gr2" draw:text-style-name="P2" draw:layer="layout" svg:width="2.286cm" svg:height="1.016cm" draw:transform="rotate (-3.14159265358979) translate (5.953cm 18.272cm)">
          <text:p/>
        </draw:rect>
        <draw:rect draw:style-name="gr2" draw:text-style-name="P2" draw:layer="layout" svg:width="2.286cm" svg:height="1.016cm" draw:transform="rotate (-3.14159265358979) translate (5.953cm 17.256cm)">
          <text:p/>
        </draw:rect>
        <draw:rect draw:style-name="gr2" draw:text-style-name="P2" draw:layer="layout" svg:width="2.286cm" svg:height="1.016cm" draw:transform="rotate (-3.14159265358979) translate (5.953cm 16.24cm)">
          <text:p/>
        </draw:rect>
        <draw:rect draw:style-name="gr2" draw:text-style-name="P2" draw:layer="layout" svg:width="2.286cm" svg:height="1.016cm" draw:transform="rotate (-3.14159265358979) translate (5.953cm 15.224cm)">
          <text:p/>
        </draw:rect>
        <draw:rect draw:style-name="gr2" draw:text-style-name="P2" draw:layer="layout" svg:width="2.286cm" svg:height="1.016cm" draw:transform="rotate (-3.14159265358979) translate (5.953cm 14.208cm)">
          <text:p/>
        </draw:rect>
        <draw:rect draw:style-name="gr2" draw:text-style-name="P2" draw:layer="layout" svg:width="2.286cm" svg:height="1.016cm" draw:transform="rotate (-3.14159265358979) translate (5.953cm 13.192cm)">
          <text:p/>
        </draw:rect>
        <draw:custom-shape draw:style-name="gr3" draw:text-style-name="P2" draw:layer="layout" svg:width="2.286cm" svg:height="1.016cm" draw:transform="rotate (-3.14159265358979) translate (5.953cm 8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86cm" svg:height="1.016cm" draw:transform="rotate (-3.14159265358979) translate (5.953cm 7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29cm" svg:height="1.284cm" draw:transform="rotate (1.5707963267949) translate (4.034cm 12.176cm)">
          <draw:text-box>
            <text:p text:style-name="P3"><text:span text:style-name="T1">AVC</text:span></text:p>
          </draw:text-box>
        </draw:frame>
        <draw:frame draw:style-name="gr5" draw:text-style-name="P5" draw:layer="layout" svg:width="1.016cm" svg:height="1.016cm" draw:transform="rotate (1.5707963267949) translate (3.654cm 22.336cm)">
          <draw:image xlink:href="Pictures/100002010000002D0000002D9583B527EAE50141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21.32cm)">
          <draw:image xlink:href="Pictures/100002010000002800000028C11FC2C04B4489C4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20.304cm)">
          <draw:image xlink:href="Pictures/100002010000002B0000002B84C311A34CDB1BBD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42cm" draw:transform="rotate (1.5707963267949) translate (3.641cm 19.301cm)">
          <draw:image xlink:href="Pictures/100002010000002700000028D7A549654E04735B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8.272cm)">
          <draw:image xlink:href="Pictures/100002010000002B0000002B2625A986EEDD1A1D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7.256cm)">
          <draw:image xlink:href="Pictures/100002010000002E0000002D00B7E682D9C1FD4F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6.241cm)">
          <draw:image xlink:href="Pictures/100002010000002A0000002A81E82F5E756894B7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5.224cm)">
          <draw:image xlink:href="Pictures/100002010000002C0000002C4E04673ABC86BF23.png" xlink:type="simple" xlink:show="embed" xlink:actuate="onLoad" loext:mime-type="image/png">
            <text:p/>
          </draw:image>
        </draw:frame>
        <draw:frame draw:style-name="gr5" draw:text-style-name="P5" draw:layer="layout" svg:width="1.016cm" svg:height="1.016cm" draw:transform="rotate (1.5707963267949) translate (3.654cm 14.208cm)">
          <draw:image xlink:href="Pictures/100002010000002D0000002D747A10F6F3282819.png" xlink:type="simple" xlink:show="embed" xlink:actuate="onLoad" loext:mime-type="image/png">
            <text:p/>
          </draw:image>
        </draw:frame>
        <draw:frame draw:style-name="gr5" draw:text-style-name="P5" draw:layer="layout" svg:width="0.994cm" svg:height="0.994cm" draw:transform="rotate (1.5707963267949) translate (3.676cm 13.192cm)">
          <draw:image xlink:href="Pictures/10000201000000290000002992A5F9F450A8C9BD.png" xlink:type="simple" xlink:show="embed" xlink:actuate="onLoad" loext:mime-type="image/png">
            <text:p/>
          </draw:image>
        </draw:frame>
        <draw:frame draw:style-name="gr6" draw:text-style-name="P7" draw:layer="layout" svg:width="1.905cm" svg:height="0.738cm" svg:x="4.361cm" svg:y="12.319cm">
          <draw:text-box>
            <text:p text:style-name="P6"><text:span text:style-name="T2">Blink</text:span></text:p>
          </draw:text-box>
        </draw:frame>
        <draw:frame draw:style-name="gr7" draw:text-style-name="P7" draw:layer="layout" svg:width="1.905cm" svg:height="1.225cm" svg:x="4.361cm" svg:y="13.074cm">
          <draw:text-box>
            <text:p text:style-name="P6"><text:span text:style-name="T2">Hand</text:span></text:p>
            <text:p text:style-name="P6"><text:span text:style-name="T2">Brake</text:span></text:p>
          </draw:text-box>
        </draw:frame>
        <draw:frame draw:style-name="gr6" draw:text-style-name="P7" draw:layer="layout" svg:width="1.905cm" svg:height="0.738cm" svg:x="4.361cm" svg:y="14.299cm">
          <draw:text-box>
            <text:p text:style-name="P6"><text:span text:style-name="T2">Light</text:span></text:p>
          </draw:text-box>
        </draw:frame>
        <draw:frame draw:style-name="gr6" draw:text-style-name="P7" draw:layer="layout" svg:width="1.905cm" svg:height="0.738cm" svg:x="4.361cm" svg:y="15.24cm">
          <draw:text-box>
            <text:p text:style-name="P6"><text:span text:style-name="T2">Door</text:span></text:p>
          </draw:text-box>
        </draw:frame>
        <draw:frame draw:style-name="gr6" draw:text-style-name="P7" draw:layer="layout" svg:width="1.905cm" svg:height="0.738cm" svg:x="4.361cm" svg:y="16.331cm">
          <draw:text-box>
            <text:p text:style-name="P6"><text:span text:style-name="T2">Belt</text:span></text:p>
          </draw:text-box>
        </draw:frame>
        <draw:frame draw:style-name="gr6" draw:text-style-name="P7" draw:layer="layout" svg:width="1.905cm" svg:height="0.738cm" svg:x="4.361cm" svg:y="17.347cm">
          <draw:text-box>
            <text:p text:style-name="P6"><text:span text:style-name="T2">Batt.</text:span></text:p>
          </draw:text-box>
        </draw:frame>
        <draw:frame draw:style-name="gr6" draw:text-style-name="P7" draw:layer="layout" svg:width="1.905cm" svg:height="0.738cm" svg:x="4.361cm" svg:y="18.415cm">
          <draw:text-box>
            <text:p text:style-name="P6"><text:span text:style-name="T2">Brake</text:span></text:p>
          </draw:text-box>
        </draw:frame>
        <draw:frame draw:style-name="gr6" draw:text-style-name="P7" draw:layer="layout" svg:width="1.905cm" svg:height="0.738cm" svg:x="4.361cm" svg:y="19.379cm">
          <draw:text-box>
            <text:p text:style-name="P6"><text:span text:style-name="T2">Oil</text:span></text:p>
          </draw:text-box>
        </draw:frame>
        <draw:frame draw:style-name="gr6" draw:text-style-name="P7" draw:layer="layout" svg:width="1.905cm" svg:height="0.738cm" svg:x="4.361cm" svg:y="20.447cm">
          <draw:text-box>
            <text:p text:style-name="P6"><text:span text:style-name="T2">Engine</text:span></text:p>
          </draw:text-box>
        </draw:frame>
        <draw:frame draw:style-name="gr6" draw:text-style-name="P7" draw:layer="layout" svg:width="1.905cm" svg:height="0.738cm" svg:x="4.361cm" svg:y="21.411cm">
          <draw:text-box>
            <text:p text:style-name="P6"><text:span text:style-name="T2">Blink</text:span></text:p>
          </draw:text-box>
        </draw:frame>
        <draw:frame draw:style-name="gr8" draw:text-style-name="P9" draw:layer="layout" svg:width="2.594cm" svg:height="1.94cm" svg:x="3.513cm" svg:y="7.377cm">
          <draw:text-box>
            <text:p text:style-name="P8"><text:span text:style-name="T3">HAZARD</text:span></text:p>
            <text:p text:style-name="P8"><text:span text:style-name="T3">LIGHT</text:span></text:p>
          </draw:text-box>
        </draw:frame>
        <draw:frame draw:style-name="gr9" draw:text-style-name="P10" draw:layer="layout" svg:width="3.429cm" svg:height="1.27cm" svg:x="3.032cm" svg:y="6.08cm">
          <draw:text-box>
            <text:p text:style-name="P3"><text:span text:style-name="T4">IGNITE</text:span></text:p>
          </draw:text-box>
        </draw:frame>
        <draw:rect draw:style-name="gr2" draw:text-style-name="P2" draw:layer="layout" svg:width="2.286cm" svg:height="2.159cm" draw:transform="rotate (-3.14159265358979) translate (11.668cm 11.541cm)">
          <text:p/>
        </draw:rect>
        <draw:rect draw:style-name="gr10" draw:text-style-name="P11" draw:layer="layout" svg:width="2.286cm" svg:height="1.016cm" svg:x="9.382cm" svg:y="14.462cm">
          <text:p text:style-name="P6"><text:span text:style-name="T5">BRAKE</text:span></text:p>
        </draw:rect>
        <draw:rect draw:style-name="gr10" draw:text-style-name="P12" draw:layer="layout" svg:width="2.286cm" svg:height="1.016cm" svg:x="9.382cm" svg:y="15.986cm">
          <text:p text:style-name="P6"><text:span text:style-name="T6">GAS</text:span></text:p>
        </draw:rect>
        <draw:custom-shape draw:style-name="gr11" draw:text-style-name="P13" draw:layer="layout" svg:width="1.651cm" svg:height="1.651cm" svg:x="9.736cm" svg:y="9.663cm">
          <text:p/>
          <draw:enhanced-geometry svg:viewBox="0 0 21600 21600" draw:type="block-arc" draw:modifiers="122.547047206168 8860.643852962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3" draw:layer="layout" svg:width="0.254cm" svg:height="0.798cm" draw:transform="rotate (1.81810948180249) translate (9.818cm 10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3" draw:layer="layout" svg:width="0.254cm" svg:height="0.254cm" svg:x="10.433cm" svg:y="1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0" draw:text-style-name="P12" draw:layer="layout" svg:width="2.286cm" svg:height="1.016cm" svg:x="9.382cm" svg:y="18.399cm">
          <text:p text:style-name="P6"><text:span text:style-name="T6">Gea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1" svg:font-family="Impact" style:font-family-generic="swiss" style:font-pitch="variable"/>
    <style:font-face style:name="Impact" svg:font-family="Impact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1" draw:display-name="Line Style 1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4:05:59.864000000</meta:creation-date>
    <dc:date>2019-03-04T12:58:48.910000000</dc:date>
    <meta:editing-duration>PT25M52S</meta:editing-duration>
    <meta:editing-cycles>7</meta:editing-cycles>
    <meta:generator>LibreOffice/6.1.4.2$Windows_X86_64 LibreOffice_project/9d0f32d1f0b509096fd65e0d4bec26ddd1938fd3</meta:generator>
    <meta:document-statistic meta:object-count="43"/>
  </office:meta>
</office:document-meta>
</file>